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48533" officeooo:paragraph-rsid="00048533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8pt" fo:font-weight="normal" officeooo:rsid="00048533" officeooo:paragraph-rsid="00048533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048533" officeooo:paragraph-rsid="00048533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04f5bf" officeooo:paragraph-rsid="0004f5bf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What is Associative container?</text:p>
      <text:p text:style-name="P2"/>
      <text:p text:style-name="P2">They always sorted. Insert,remove or delete from this container also keep this container sorted. Example:</text:p>
      <text:p text:style-name="P2"/>
      <text:p text:style-name="P2"/>
      <text:p text:style-name="P2"><text:tab/><text:tab/><text:tab/>1.Set</text:p>
      <text:p text:style-name="P2"><text:tab/><text:tab/><text:tab/>2.Multi Set</text:p>
      <text:p text:style-name="P2"><text:tab/><text:tab/><text:tab/>3.Map</text:p>
      <text:p text:style-name="P2"><text:tab/><text:tab/><text:tab/>4.Multi Ma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1.Set</text:p>
      <text:p text:style-name="P3">*Set is an associative container that contains a sorted set of unique objects of type key.</text:p>
      <text:p text:style-name="P3"/>
      <text:p text:style-name="P3">*It is usually implemented using Red black tree.</text:p>
      <text:p text:style-name="P3"/>
      <text:p text:style-name="P3">*Insertion,removal and search have O(logn) complexity.</text:p>
      <text:p text:style-name="P3"/>
      <text:p text:style-name="P4">*If we want to store user defined data type in set then we will have to provide a compare function so that set can store them in sorted order.</text:p>
      <text:p text:style-name="P4"/>
      <text:p text:style-name="P4">*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40:28.878923704</meta:creation-date>
    <meta:generator>LibreOffice/6.4.7.2$Linux_X86_64 LibreOffice_project/40$Build-2</meta:generator>
    <dc:date>2022-08-17T13:58:55.882999515</dc:date>
    <meta:editing-duration>PT7M32S</meta:editing-duration>
    <meta:editing-cycles>1</meta:editing-cycles>
    <meta:document-statistic meta:table-count="0" meta:image-count="0" meta:object-count="0" meta:page-count="1" meta:paragraph-count="12" meta:word-count="86" meta:character-count="520" meta:non-whitespace-character-count="434"/>
  </office:meta>
</office:document-meta>
</file>